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" style:parent-style-name="Standard" style:family="paragraph">
      <style:text-properties fo:font-size="14pt" style:font-size-asian="14pt" style:font-size-complex="14pt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8" style:parent-style-name="Standard" style:family="paragraph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4" style:parent-style-name="Standard" style:family="paragraph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3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4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2" style:parent-style-name="Standard" style:family="paragraph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T4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4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4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5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5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6" style:parent-style-name="Standard" style:family="paragraph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7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75" style:parent-style-name="Standard" style:family="paragraph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T8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8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95" style:parent-style-name="Standard" style:family="paragraph">
      <style:text-properties fo:font-size="14pt" style:font-size-asian="14pt" style:font-size-complex="14pt"/>
    </style:style>
    <style:style style:name="T96" style:parent-style-name="Основнойшрифтабзаца" style:family="text">
      <style:text-properties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9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00" style:parent-style-name="Standard" style:family="paragraph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0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7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0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09" style:parent-style-name="Standard" style:family="paragraph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Модуль<text:s/></text:span><text:span text:style-name="T3">createWal</text:span></text:p>
      <text:p text:style-name="P4"/>
      <text:p text:style-name="Standard"><text:span text:style-name="T5">Метод<text:s/></text:span><text:span text:style-name="T6">Pos</text:span></text:p>
      <text:p text:style-name="Standard"/>
      <text:p text:style-name="P7">Тест № 1</text:p>
      <text:p text:style-name="Standard">Цель: Проверка<text:s/>функции создания кошелька</text:p>
      <text:p text:style-name="Standard">Тип: Позитивный</text:p>
      <text:p text:style-name="Standard">Входные<text:s/>данные:<text:s/>“<text:span text:style-name="T8">test”</text:span></text:p>
      <text:p text:style-name="Standard">Ожидаемый<text:s/>результат:<text:s/><text:span text:style-name="T9">isOpen</text:span><text:s/>= 1</text:p>
      <text:p text:style-name="Standard"/>
      <text:p text:style-name="Standard"><text:span text:style-name="T10">Метод<text:s/></text:span><text:span text:style-name="T11">Neg</text:span></text:p>
      <text:p text:style-name="Standard"/>
      <text:p text:style-name="P12">Тест №<text:s/>2</text:p>
      <text:p text:style-name="Standard">Цель: Проверка функции создания кошелька<text:s/>при пустой строке</text:p>
      <text:p text:style-name="Standard">Тип: Негативный</text:p>
      <text:p text:style-name="Standard">Входные<text:s/>данные:<text:s/>Пустая строка</text:p>
      <text:p text:style-name="Standard">Ожидаемый<text:s/>результат:<text:s/><text:span text:style-name="T13">isOpen</text:span><text:s/>=<text:s/>0</text:p>
      <text:p text:style-name="Standard"/>
      <text:p text:style-name="Standard"/>
      <text:p text:style-name="Standard"><text:span text:style-name="T14">Модуль</text:span><text:span text:style-name="T15"><text:s/></text:span><text:span text:style-name="T16">getWalNum</text:span></text:p>
      <text:p text:style-name="P17"/>
      <text:p text:style-name="Standard"><text:span text:style-name="T18">Метод</text:span><text:span text:style-name="T19"><text:s/></text:span><text:span text:style-name="T20">Pos</text:span></text:p>
      <text:p text:style-name="P21"/>
      <text:p text:style-name="P22">Тест<text:s/>№<text:s/>3</text:p>
      <text:p text:style-name="Standard">Цель: Проверка правильного выполнения функции<text:s/>вычисления количества кошельков</text:p>
      <text:p text:style-name="Standard">Тип: Позитивный</text:p>
      <text:p text:style-name="Standard">Входные<text:s/>данные:<text:s/>“<text:span text:style-name="T23">test</text:span>”,”<text:span text:style-name="T24">test</text:span>2”</text:p>
      <text:p text:style-name="Standard">Ожидаемый результат:<text:s/>2</text:p>
      <text:p text:style-name="Standard"/>
      <text:p text:style-name="Standard"><text:span text:style-name="T25">Метод</text:span><text:span text:style-name="T26"><text:s/></text:span><text:span text:style-name="T27">Neg</text:span></text:p>
      <text:p text:style-name="Standard"/>
      <text:p text:style-name="P28">Тест<text:s/>№ 4</text:p>
      <text:p text:style-name="Standard">Цель: Проверка правильного выполнения функции вычисления количества кошельков при их отсутствии</text:p>
      <text:p text:style-name="Standard">Тип: Негативный</text:p>
      <text:p text:style-name="Standard">Входные<text:s/>данные:<text:s/>-</text:p>
      <text:p text:style-name="Standard">Ожидаемый результат: 0</text:p>
      <text:p text:style-name="Standard"/>
      <text:p text:style-name="Standard"/>
      <text:p text:style-name="Standard"><text:span text:style-name="T29">Модуль<text:s/></text:span><text:span text:style-name="T30">deleteWallet</text:span></text:p>
      <text:p text:style-name="P31"/>
      <text:p text:style-name="Standard"><text:span text:style-name="T32">Метод<text:s/></text:span><text:span text:style-name="T33">Pos</text:span></text:p>
      <text:p text:style-name="Standard"/>
      <text:p text:style-name="P34">Тест №<text:s/>5</text:p>
      <text:p text:style-name="Standard">Цель: Проверка правильного выполнения функции<text:s/>удаления кошелька</text:p>
      <text:p text:style-name="Standard">Тип: Позитивный</text:p>
      <text:p text:style-name="Standard">Входные данные:<text:s/>“<text:span text:style-name="T35">test</text:span>”</text:p>
      <text:p text:style-name="Standard">Ожидаемый результат:<text:s/><text:span text:style-name="T36">isOpen = 0</text:span></text:p>
      <text:soft-page-break/>
      <text:p text:style-name="Standard"><text:span text:style-name="T37">Модуль</text:span><text:span text:style-name="T38"><text:s/>wlist</text:span></text:p>
      <text:p text:style-name="P39"/>
      <text:p text:style-name="Standard"><text:span text:style-name="T40">Метод<text:s/></text:span><text:span text:style-name="T41">Pos</text:span></text:p>
      <text:p text:style-name="Standard"/>
      <text:p text:style-name="P42">Тест №<text:s/>6</text:p>
      <text:p text:style-name="Standard">Цель: Проверка правильного выполнения функции<text:s/>получения списка кошельков</text:p>
      <text:p text:style-name="Standard">Тип: Позитивный</text:p>
      <text:p text:style-name="Standard">Входные<text:s/>данные:<text:s/>“<text:span text:style-name="T43">test</text:span>”, “<text:span text:style-name="T44">test</text:span>2”</text:p>
      <text:p text:style-name="Standard">Ожидаемый<text:s/>результат:<text:s/><text:span text:style-name="T45">list = ide</text:span></text:p>
      <text:p text:style-name="P46"/>
      <text:p text:style-name="Standard"><text:span text:style-name="T47">Модуль</text:span><text:span text:style-name="T48"><text:s/></text:span><text:span text:style-name="T49">newEntry</text:span></text:p>
      <text:p text:style-name="P50"/>
      <text:p text:style-name="Standard"><text:span text:style-name="T51">Метод</text:span><text:span text:style-name="T52"><text:s/></text:span><text:span text:style-name="T53">Pos</text:span></text:p>
      <text:p text:style-name="P54"/>
      <text:p text:style-name="P55">Тест<text:s/>№<text:s/>7</text:p>
      <text:p text:style-name="Standard">Цель: Проверка правильного выполнения<text:s/>функции добавления записи<text:s/>в кошелек</text:p>
      <text:p text:style-name="Standard">Тип: Позитивный</text:p>
      <text:p text:style-name="Standard">Входные<text:s/>данные:<text:s/>“<text:span text:style-name="T56">aaa</text:span>”</text:p>
      <text:p text:style-name="Standard">Ожидаемый<text:s/>результат:<text:s/><text:span text:style-name="T57">buf</text:span><text:s/>= “<text:span text:style-name="T58">aaa</text:span>”</text:p>
      <text:p text:style-name="Standard"/>
      <text:p text:style-name="Standard"><text:span text:style-name="T59">Модуль</text:span><text:span text:style-name="T60"><text:s/></text:span><text:span text:style-name="T61">delEntry</text:span></text:p>
      <text:p text:style-name="P62"/>
      <text:p text:style-name="Standard"><text:span text:style-name="T63">Метод</text:span><text:span text:style-name="T64"><text:s/></text:span><text:span text:style-name="T65">Pos</text:span></text:p>
      <text:p text:style-name="Standard"/>
      <text:p text:style-name="P66">Тест<text:s/>№<text:s/>8</text:p>
      <text:p text:style-name="Standard">Цель: Проверка правильного выполнения функции удаления записи<text:s/>в кошельке</text:p>
      <text:p text:style-name="Standard">Тип: Позитивный</text:p>
      <text:p text:style-name="Standard">Входные<text:s/>данные:<text:s/>"aaa$0&amp;a"</text:p>
      <text:p text:style-name="Standard">Ожидаемый<text:s/>результат:<text:s/><text:span text:style-name="T67">buf</text:span><text:s/>= “”</text:p>
      <text:p text:style-name="Standard"/>
      <text:p text:style-name="Standard"><text:span text:style-name="T68">Модуль</text:span><text:span text:style-name="T69"><text:s/></text:span><text:span text:style-name="T70">getOperationNum</text:span></text:p>
      <text:p text:style-name="P71"/>
      <text:p text:style-name="Standard"><text:span text:style-name="T72">Метод</text:span><text:span text:style-name="T73"><text:s/></text:span><text:span text:style-name="T74">Pos</text:span></text:p>
      <text:p text:style-name="Standard"/>
      <text:p text:style-name="P75">Тест<text:s/>№<text:s/>9</text:p>
      <text:p text:style-name="Standard">Цель: Проверка правильного выполнения функции получения числа записей в кошельке</text:p>
      <text:p text:style-name="Standard">Тип: Позитивный</text:p>
      <text:p text:style-name="Standard">Входные<text:s/>данные:<text:s/>"aaa",<text:s/>"<text:span text:style-name="T76">bbb</text:span>",<text:s/>"<text:span text:style-name="T77">ccc</text:span>"</text:p>
      <text:p text:style-name="Standard">Ожидаемый<text:s/>результат:<text:s/><text:span text:style-name="T78">num</text:span><text:s/>=<text:s/><text:span text:style-name="T79">3</text:span></text:p>
      <text:p text:style-name="Standard"><text:span text:style-name="T80">Метод</text:span><text:span text:style-name="T81"><text:s/></text:span><text:span text:style-name="T82">Neg</text:span></text:p>
      <text:p text:style-name="Standard"/>
      <text:p text:style-name="Standard"><text:span text:style-name="T83">Тест</text:span><text:span text:style-name="T84"><text:s/>№<text:s/></text:span><text:span text:style-name="T85">1</text:span><text:span text:style-name="T86">0</text:span></text:p>
      <text:p text:style-name="Standard">Цель: Проверка правильного выполнения функции получения числа записей в кошельке в пустом файле</text:p>
      <text:p text:style-name="Standard">Тип: Негативный<text:s/></text:p>
      <text:p text:style-name="Standard">Входные<text:s/>данные:<text:s/>-</text:p>
      <text:p text:style-name="Standard">Ожидаемый<text:s/>результат:<text:s/><text:span text:style-name="T87">num</text:span><text:s/>=<text:s/>0</text:p>
      <text:soft-page-break/>
      <text:p text:style-name="Standard"><text:span text:style-name="T88">Модуль</text:span><text:span text:style-name="T89"><text:s/></text:span><text:span text:style-name="T90">getBalance</text:span></text:p>
      <text:p text:style-name="P91"/>
      <text:p text:style-name="Standard"><text:span text:style-name="T92">Метод</text:span><text:span text:style-name="T93"><text:s/></text:span><text:span text:style-name="T94">Pos</text:span></text:p>
      <text:p text:style-name="Standard"/>
      <text:p text:style-name="P95">Тест<text:s/>№<text:s/>11</text:p>
      <text:p text:style-name="Standard">Цель: Проверка правильного выполнения функции вычисления баланса кошелька</text:p>
      <text:p text:style-name="Standard">Тип: Позитивный</text:p>
      <text:p text:style-name="Standard">Входные<text:s/>данные: "aaa$10&amp;a", "bbb$30.2&amp;a", "ccc$-5&amp;a"</text:p>
      <text:p text:style-name="Standard">Ожидаемый<text:s/>результат:<text:s/><text:span text:style-name="T96">balance</text:span><text:s/>=<text:s/>35.2</text:p>
      <text:p text:style-name="Standard"><text:span text:style-name="T97">Метод</text:span><text:span text:style-name="T98"><text:s/></text:span><text:span text:style-name="T99">Neg</text:span></text:p>
      <text:p text:style-name="Standard"/>
      <text:p text:style-name="P100">Тест<text:s/>№<text:s/>12</text:p>
      <text:p text:style-name="Standard">Цель: Проверка правильного выполнения функции вычисления баланса в пустом кошельке</text:p>
      <text:p text:style-name="Standard">Тип: Негативный</text:p>
      <text:p text:style-name="Standard">Входные<text:s/>данные:<text:s/>-</text:p>
      <text:p text:style-name="Standard">Ожидаемый<text:s/>результат:<text:s/><text:span text:style-name="T101">balance</text:span><text:s/>=<text:s/>0</text:p>
      <text:p text:style-name="Standard"/>
      <text:p text:style-name="Standard"><text:span text:style-name="T102">Модуль</text:span><text:span text:style-name="T103"><text:s/></text:span><text:span text:style-name="T104">getData</text:span></text:p>
      <text:p text:style-name="P105"/>
      <text:p text:style-name="Standard"><text:span text:style-name="T106">Метод</text:span><text:span text:style-name="T107"><text:s/></text:span><text:span text:style-name="T108">Pos</text:span></text:p>
      <text:p text:style-name="Standard"/>
      <text:p text:style-name="P109">Тест<text:s/>№<text:s/>13</text:p>
      <text:p text:style-name="Standard">Цель: Проверка правильного выполнения функции получения всех записей в кошельке</text:p>
      <text:p text:style-name="Standard">Тип: Позитивный</text:p>
      <text:p text:style-name="Standard">Входные<text:s/>данные: "aaa$10&amp;a", "bbb$30.2&amp;a", "ccc$-5&amp;a"</text:p>
      <text:p text:style-name="Standard">Ожидаемый<text:s/>результат:<text:s/><text:span text:style-name="T110">list = id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SC Regular" svg:font-family="Noto Sans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xer</dc:creator>
    <meta:creation-date>2020-03-11T09:50:00Z</meta:creation-date>
    <dc:date>2020-06-02T17:12:00Z</dc:date>
    <meta:template xlink:href="Normal.dotm" xlink:type="simple"/>
    <meta:editing-cycles>40</meta:editing-cycles>
    <meta:editing-duration>PT7260S</meta:editing-duration>
    <meta:document-statistic meta:page-count="3" meta:paragraph-count="4" meta:word-count="359" meta:character-count="2406" meta:row-count="17" meta:non-whitespace-character-count="2051"/>
  </office:meta>
</office:document-meta>
</file>